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.1665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top="0.1665in" fo:margin-bottom="0in" loext:contextual-spacing="false" fo:line-height="120%" style:writing-mode="lr-tb"/>
      <style:text-properties fo:font-weight="normal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рактическая часть.</text:span></text:p>
      <text:p text:style-name="Text_20_body"/>
      <text:list xml:id="list1159865316" text:style-name="L1">
        <text:list-item>
          <text:p text:style-name="P3">создадим репо с текстом.</text:p>
        </text:list-item>
        <text:list-item>
          <text:p text:style-name="P8">закоммитим</text:p>
        </text:list-item>
      </text:list>
      <text:p text:style-name="Text_20_body"/>
      <text:p text:style-name="P2">Принцип работы с гитом похож на работу с дугми консольными риложениями</text:p>
      <text:p text:style-name="Text_20_body"/>
      <text:list xml:id="list1679354453" text:style-name="L2">
        <text:list-item>
          <text:p text:style-name="P4">Вы заходите в консоль.</text:p>
        </text:list-item>
        <text:list-item>
          <text:p text:style-name="P9">Пишете имя программы - git, python, ls, cd </text:p>
        </text:list-item>
        <text:list-item>
          <text:p text:style-name="P9">Передаете, если это предусмотрено, аргумент - имя фала в Питоне, адрес в cd</text:p>
        </text:list-item>
      </text:list>
      <text:p text:style-name="P2">cd D:\comics  - вызов программы cd  D:\comics - аргумент, обозначающий куда перейти</text:p>
      <text:p text:style-name="P2">С git так же</text:p>
      <text:p text:style-name="P2">Чтобы превратить обычную папку в, собственно, репозиторий сделаем следующее:</text:p>
      <text:p text:style-name="P5">git init</text:p>
      <text:p text:style-name="P2">Это просьба прграмме гит создать в корне этой папки файл .git </text:p>
      <text:p text:style-name="P2">Затем убедимся ,что все работает, как надо</text:p>
      <text:p text:style-name="P5">git status</text:p>
      <text:p text:style-name="Text_20_body"/>
      <text:p text:style-name="P2">Если мы хотим создать точку сохранения ,нам нужно сказать программе гит, что именно мы хотим сохранить.</text:p>
      <text:p text:style-name="P2">Теперь давайте сделаем следующее - добавим в наш репозиторий документ с вводной частью.</text:p>
      <text:p text:style-name="P2">Мы хотим создать точку сохранения ,в которой эот документ будет добавлен в репо. Для этого нам нужна комманда гит коммт.</text:p>
      <text:p text:style-name="Text_20_body"/>
      <text:p text:style-name="P2">НО СНАЧАЛ - нам нунжоо сказть гиту, что этот файл должен быть добвлен в точку сохранения. А потом сохраниять.</text:p>
      <text:p text:style-name="Text_20_body"/>
      <text:p text:style-name="P7"><text:span text:style-name="T1">Для этого используется команда </text:span><text:span text:style-name="T2">add</text:span></text:p>
      <text:p text:style-name="Text_20_body"/>
      <text:p text:style-name="P7"><text:span text:style-name="T2">git add</text:span><text:span text:style-name="T3"> </text:span><text:span text:style-name="T1">означает “гит, вот сейчас я хочу создать соханение ,где будут такие-то файлы”</text:span></text:p>
      <text:p text:style-name="Text_20_body"><text:soft-page-break/></text:p>
      <text:p text:style-name="P2">Если вы хотите сохранить вообще весь проект, то можно сделать так:</text:p>
      <text:p text:style-name="Text_20_body"/>
      <text:p text:style-name="P2">git add . - точка говорит о том ,что ВСЕ существующие изменения должны быть сохранены. В начале изучения это полне себ способ.</text:p>
      <text:p text:style-name="Text_20_body"/>
      <text:p text:style-name="P2">Если какие-то изменения не хочется добавлять, можно сохранить избранное</text:p>
      <text:p text:style-name="Text_20_body"/>
      <text:p text:style-name="P2">git add lection_intro.txt</text:p>
      <text:p text:style-name="P2">git add .</text:p>
      <text:p text:style-name="P2">Кроме того, можно даже добавлять частичное изменение ОДНОГО файла. С помощью команды git add -p</text:p>
      <text:p text:style-name="Text_20_body"/>
      <text:p text:style-name="P2">такой символ как - p буковка или слово с одной или двумя черточками -р, --user, --classic, -forced называется ФЛАГОМ</text:p>
      <text:p text:style-name="P2">ФЛАГ это некая опция - например, -f означает forced - усиденно.</text:p>
      <text:p text:style-name="P2">как только вы сказали ЧТО хотите сохранить, можете отдать команду на сохранение этих изменений.</text:p>
      <text:p text:style-name="P2">Это делает команда git commit это как кнопка “сохранить игру”</text:p>
      <text:p text:style-name="P2">Но при применении этой команды стоит также использовать флаг -m чтобы добавить комментарий к своему сохранению, подписать его.</text:p>
      <text:p text:style-name="P5">git commit -m “first commit”</text:p>
      <text:p text:style-name="Text_20_body"/>
      <text:p text:style-name="P7"><text:span text:style-name="T1">Теперь можете проверить репозиторий с помощью уже известного<text:line-break/></text:span><text:span text:style-name="T2">git status</text:span></text:p>
      <text:p text:style-name="Text_20_body"/>
      <text:p text:style-name="P2">Коммиты – это отдельные точки сохранений ,между которыми можно перемещаться, т.е действовать по принципу загрузки из игр.</text:p>
      <text:p text:style-name="Text_20_body"/>
      <text:p text:style-name="P2">Чтоб переместиться, нужно само меню. Вызывать его можно командой</text:p>
      <text:p text:style-name="P5">git log</text:p>
      <text:p text:style-name="P2"><text:soft-page-break/>Это дерево и есть список ваших коммитов.</text:p>
      <text:p text:style-name="Text_20_body"/>
      <text:p text:style-name="P2">У него есть имя автора- это то, что вы вбивали при установке гита, дата, и комментарий.</text:p>
      <text:p text:style-name="P2">А число сверху ни что иное, как  хэш-сумма, результат выполнения хэш-функции.</text:p>
      <text:p text:style-name="P2">С его помощью можно переместиться на интересующий вас коммит командой</text:p>
      <text:p text:style-name="P5">git checkout &lt;хэш-сумма&gt;</text:p>
      <text:p text:style-name="P5">git checkout 4fba1d8df496d2a258a96601f7b7ec47e83ecbe2</text:p>
      <text:p text:style-name="Text_20_body"/>
      <text:p text:style-name="P2">А теперь вспомним о ветках - тех самых версиях, являющихся последовательностью коммитов.</text:p>
      <text:p text:style-name="P2">Для реализации этого используется branch -система создания параллельных верст хй одной и той же программы.</text:p>
      <text:p text:style-name="Text_20_body"/>
      <text:p text:style-name="P2">И чтобы попробовать то, сперва не будем создавать новую ветку ,а проверим, в какой ветке мы сейчас.</text:p>
      <text:p text:style-name="P5">git branch</text:p>
      <text:p text:style-name="P5">git checkout -b &lt;имя ветки&gt;</text:p>
      <text:p text:style-name="P7"><text:span text:style-name="T1">Давайте это будет ветка с файлами с прошлой лекции. Добавим-как их.<text:line-break/><text:line-break/>Закоммитим.</text:span></text:p>
      <text:p text:style-name="P2">Вернемся на первый коммит и создадим ветку с документами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2:50:43.602617406</meta:creation-date>
    <dc:date>2020-03-02T02:56:21.184673035</dc:date>
    <meta:editing-duration>PT5M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483" meta:character-count="3061" meta:non-whitespace-character-count="2626"/>
  </office:meta>
</office:document-meta>
</file>